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14.573cm"/>
    </style:style>
    <style:style style:name="co4" style:family="table-column">
      <style:table-column-properties fo:break-before="auto" style:column-width="7.408cm"/>
    </style:style>
    <style:style style:name="co5" style:family="table-column">
      <style:table-column-properties fo:break-before="auto" style:column-width="7.953cm"/>
    </style:style>
    <style:style style:name="co6" style:family="table-column">
      <style:table-column-properties fo:break-before="auto" style:column-width="7.654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292cm"/>
    </style:style>
    <style:style style:name="co10" style:family="table-column">
      <style:table-column-properties fo:break-before="auto" style:column-width="7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>
      <style:text-properties fo:color="#a167e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167e6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Taxonomy.$A$1:.$A$10])" table:allow-empty-cell="true" table:display-list="unsorted" table:base-cell-address="normalised_all_responses.D4">
          <table:error-message table:message-type="stop" table:display="true"/>
        </table:content-validation>
      </table:content-validations>
      <table:table table:name="normalised_all_respo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1 - What test scenarios and supporting data does the system <text:s/>need to provide to support mission planners in evaluating route options, based on calculable or estimable factors (e.g. time, usage)?</text:p>
          </table:table-cell>
          <table:table-cell table:number-columns-repeated="9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Classification (AH)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lassifier</text:p>
          </table:table-cell>
          <table:covered-table-cell table:style-name="ce1"/>
          <table:table-cell office:value-type="string" calcext:value-type="string">
            <text:p>Agre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ponseID</text:p>
          </table:table-cell>
          <table:table-cell table:style-name="ce1" office:value-type="string" calcext:value-type="string">
            <text:p>ScenarioNumber</text:p>
          </table:table-cell>
          <table:table-cell table:style-name="ce1" office:value-type="string" calcext:value-type="string">
            <text:p>ResponseText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Uncategoris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mal terrain analysis, particularly identifying areas exceeding original equipment manufacturer-stipulated avoidance or abort angles.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4]=[.F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nd tidal stream predictions, especially East Australian Current (EAC) influence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1"/>
          <table:table-cell office:value-type="string" calcext:value-type="string">
            <text:p>Environmental and Oceanographic Conditions</text:p>
          </table:table-cell>
          <table:table-cell/>
          <table:table-cell table:formula="of:=IF([.D5]=[.F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 speed requirements (e.g., XX mps) to achieve mission objectiv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/>
          <table:table-cell table:formula="of:=IF([.D6]=[.F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pt-channel survey planning with 200m width constraints.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/>
          <table:table-cell office:value-type="string" calcext:value-type="string">
            <text:p>Mission Parameters and Objectives</text:p>
          </table:table-cell>
          <table:table-cell/>
          <table:table-cell table:formula="of:=IF([.D7]=[.F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ES coverage maps showing resolution, overlap, and gaps.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8]=[.F8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Data Products and Requirement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-on-task estimates based on UUV speed, swath width, and environmental conditions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1" office:value-type="string" calcext:value-type="string">
            <text:p>Operational Logistics</text:p>
          </table:table-cell>
          <table:table-cell office:value-type="string" calcext:value-type="string">
            <text:p>Environmental and Oceanographic Conditions</text:p>
          </table:table-cell>
          <table:table-cell/>
          <table:table-cell table:formula="of:=IF([.D9]=[.F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ain complexity and seabed gradient data to assess survey feasibility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Terrain and Bathymetry</text:p>
          </table:table-cell>
          <table:table-cell/>
          <table:table-cell table:formula="of:=IF([.D10]=[.F1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it time to each beach (Captains Beach vs Callala Beach) from launch point.</text:p>
          </table:table-cell>
          <table:table-cell table:content-validation-name="val1" office:value-type="string" calcext:value-type="string">
            <text:p>Operational Logistics</text:p>
          </table:table-cell>
          <table:table-cell/>
          <table:table-cell office:value-type="string" calcext:value-type="string">
            <text:p>Operational Logistics</text:p>
          </table:table-cell>
          <table:table-cell/>
          <table:table-cell table:formula="of:=IF([.D11]=[.F1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 and seabed gradient data for approach routes.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Terrain and Bathymetry</text:p>
          </table:table-cell>
          <table:table-cell/>
          <table:table-cell table:formula="of:=IF([.D12]=[.F1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vironmental conditions (e.g., wave height, current strength) affecting access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13]=[.F1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storical mission data for similar beach landings</text:p>
          </table:table-cell>
          <table:table-cell table:content-validation-name="val1" office:value-type="string" calcext:value-type="string">
            <text:p>Historical and Contextual Data</text:p>
          </table:table-cell>
          <table:table-cell/>
          <table:table-cell office:value-type="string" calcext:value-type="string">
            <text:p>Historical and Contextual Data</text:p>
          </table:table-cell>
          <table:table-cell office:value-type="string" calcext:value-type="string">
            <text:p>Mission Parameters and Objectives</text:p>
          </table:table-cell>
          <table:table-cell table:formula="of:=IF([.D14]=[.F1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face/subsea traffic of route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15]=[.F1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th/slope <text:span text:style-name="T1">or</text:span>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16]=[.F16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errain and Bathymetry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17]=[.F1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om texture or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18]=[.F1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floor classification/infrastructure of route and AO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Data Products and Requirements</text:p>
          </table:table-cell>
          <table:table-cell/>
          <table:table-cell table:formula="of:=IF([.D19]=[.F1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hemerals/current/tides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20]=[.F2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t assessment/cyber risk of mission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Threats and Risk Management</text:p>
          </table:table-cell>
          <table:table-cell/>
          <table:table-cell table:formula="of:=IF([.D21]=[.F2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s (hard left/right)</text:p>
          </table:table-cell>
          <table:table-cell table:number-columns-repeated="2"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22]=[.F2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column data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23]=[.F2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and recovery locations and parameters</text:p>
          </table:table-cell>
          <table:table-cell table:content-validation-name="val1" office:value-type="string" calcext:value-type="string">
            <text:p>Operational Logistics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office:value-type="string" calcext:value-type="string">
            <text:p>Operational Logistics</text:p>
          </table:table-cell>
          <table:table-cell/>
          <table:table-cell table:formula="of:=IF([.D24]=[.F2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 range fitted to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25]=[.F2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26]=[.F2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27]=[.F2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sensor 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28]=[.F2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29]=[.F2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30]=[.F30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Vehicle Capabilities and Constraint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31]=[.F3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2]=[.F3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 electronic navigational charts data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33]=[.F3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speed limitations and parameter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4]=[.F3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Communications and Control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35]=[.F3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36]=[.F3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37]=[.F37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/ascent process/tim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38]=[.F38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Vehicle Capabilities and Constraint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s on (loss of comms, loss of vehicle, etc.)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39]=[.F39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 area/AO coordinates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<text:s/>Navigation and Positioning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40]=[.F4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on/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Mission Parameters and Objectives</text:p>
          </table:table-cell>
          <table:table-cell/>
          <table:table-cell table:formula="of:=IF([.D41]=[.F4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ne of confidence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42]=[.F4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face/subsea traffic of route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43]=[.F4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th/slope or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44]=[.F44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errain and Bathymetry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45]=[.F4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om texture or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46]=[.F4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floor classification/infrastructure of route and AO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Data Products and Requirements</text:p>
          </table:table-cell>
          <table:table-cell/>
          <table:table-cell table:formula="of:=IF([.D47]=[.F4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hemerals/current/tides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48]=[.F4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t assessment/cyber risk of mission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Threats and Risk Management</text:p>
          </table:table-cell>
          <table:table-cell/>
          <table:table-cell table:formula="of:=IF([.D49]=[.F4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ings (hard left/right)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Mission Parameters and Objectives</text:p>
          </table:table-cell>
          <table:table-cell/>
          <table:table-cell table:formula="of:=IF([.D50]=[.F5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column data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51]=[.F5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nch and recovery locations and parameters</text:p>
          </table:table-cell>
          <table:table-cell table:content-validation-name="val1" office:value-type="string" calcext:value-type="string">
            <text:p>Operational Logistics</text:p>
          </table:table-cell>
          <table:table-cell/>
          <table:table-cell office:value-type="string" calcext:value-type="string">
            <text:p>Operational Logistics</text:p>
          </table:table-cell>
          <table:table-cell/>
          <table:table-cell table:formula="of:=IF([.D52]=[.F5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range fitted to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53]=[.F5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54]=[.F5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55]=[.F5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sensor 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56]=[.F5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57]=[.F57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Data Products and Requirements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58]=[.F58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Data Products and Requirements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59]=[.F5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60]=[.F6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ctor electronic navigational charts data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61]=[.F6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 speed limitations and parameter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62]=[.F6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Communications and Control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63]=[.F6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Terrain and Bathymetry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64]=[.F6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65]=[.F65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/ascent process/tim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66]=[.F66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Vehicle Capabilities and Constraint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 on (loss of comms, loss of vehicle, etc.)</text:p>
          </table:table-cell>
          <table:table-cell table:content-validation-name="val1" office:value-type="string" calcext:value-type="string">
            <text:p>Operational Logistics</text:p>
          </table:table-cell>
          <table:table-cell table:content-validation-name="val1" office:value-type="string" calcext:value-type="string">
            <text:p>Communications and Control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67]=[.F67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Operational Logistics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 area/AO coordinates</text:p>
          </table:table-cell>
          <table:table-cell table:number-columns-repeated="2"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68]=[.F68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on/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69]=[.F6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of confidence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70]=[.F7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face/subsea traffic of route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71]=[.F7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th/slope or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72]=[.F72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errain and Bathymetry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73]=[.F7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tom texture or route and AO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74]=[.F7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floor classification/infrastructure of route and AO</text:p>
          </table:table-cell>
          <table:table-cell table:content-validation-name="val1" office:value-type="string" calcext:value-type="string">
            <text:p>Data Products and Requirements</text:p>
          </table:table-cell>
          <table:table-cell/>
          <table:table-cell office:value-type="string" calcext:value-type="string">
            <text:p>Data Products and Requirements</text:p>
          </table:table-cell>
          <table:table-cell/>
          <table:table-cell table:formula="of:=IF([.D75]=[.F7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hemerals/current/tides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76]=[.F7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t assessment/cyber risk of mission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Threats and Risk Management</text:p>
          </table:table-cell>
          <table:table-cell/>
          <table:table-cell table:formula="of:=IF([.D77]=[.F7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ings (hard left/right)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Mission Parameters and Objectives</text:p>
          </table:table-cell>
          <table:table-cell/>
          <table:table-cell table:formula="of:=IF([.D78]=[.F7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 column data of route and AO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79]=[.F7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nch and recovery locations and parameters</text:p>
          </table:table-cell>
          <table:table-cell table:content-validation-name="val1" office:value-type="string" calcext:value-type="string">
            <text:p>Operational Logistics</text:p>
          </table:table-cell>
          <table:table-cell/>
          <table:table-cell office:value-type="string" calcext:value-type="string">
            <text:p>Operational Logistics</text:p>
          </table:table-cell>
          <table:table-cell/>
          <table:table-cell table:formula="of:=IF([.D80]=[.F8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 range fitted to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81]=[.F8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82]=[.F8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83]=[.F8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e sensor 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84]=[.F8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85]=[.F8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86]=[.F86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Data Products and Requirements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87]=[.F8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88]=[.F8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tor electronic navigational charts data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89]=[.F8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 speed limitations and parameter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90]=[.F9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Operational Logistics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91]=[.F9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<text:s/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92]=[.F9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93]=[.F93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e/ascent process/tim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94]=[.F94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Vehicle Capabilities and Constraint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ons on (loss of comms, loss of vehicle, etc.)</text:p>
          </table:table-cell>
          <table:table-cell table:content-validation-name="val1" office:value-type="string" calcext:value-type="string">
            <text:p>Communications and Control</text:p>
          </table:table-cell>
          <table:table-cell table:content-validation-name="val1" office:value-type="string" calcext:value-type="string">
            <text:p>Operational Logistics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95]=[.F95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Communications and Control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 area/AO coordinate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96]=[.F96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on/collection requirement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Mission Parameters and Objectives</text:p>
          </table:table-cell>
          <table:table-cell/>
          <table:table-cell table:formula="of:=IF([.D97]=[.F97];&quot;Yes&quot;;&quot;No&quot;)" office:value-type="string" office:string-value="Yes" calcext:value-type="string">
            <text:p>Yes</text:p>
          </table:table-cell>
          <table:table-cell/>
          <table:table-cell table:formula="of:=IF([.F97]=&quot;uncategorised&quot;;[.D97]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ne of confidence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98]=[.F98];&quot;Yes&quot;;&quot;No&quot;)" office:value-type="string" office:string-value="Yes" calcext:value-type="string">
            <text:p>Yes</text:p>
          </table:table-cell>
          <table:table-cell/>
          <table:table-cell table:formula="of:=IF([.F98]=&quot;uncategorised&quot;;[.D98];&quot;&quot;)">
            <text:p/>
          </table:table-cell>
        </table:table-row>
        <table:table-row table:style-name="ro1">
          <table:table-cell table:number-columns-repeated="6"/>
          <table:table-cell office:value-type="string" calcext:value-type="string">
            <text:p>True Positives</text:p>
          </table:table-cell>
          <table:table-cell table:formula="of:=COUNTIF([.H4:.H98];&quot;Yes&quot;)" office:value-type="float" office:value="76" calcext:value-type="float">
            <text:p>76</text:p>
          </table:table-cell>
          <table:table-cell table:formula="of:=IF([.H99]=&quot;No&quot;;[.D99];&quot;&quot;)">
            <text:p/>
          </table:table-cell>
          <table:table-cell/>
        </table:table-row>
        <table:table-row table:style-name="ro1">
          <table:table-cell table:number-columns-repeated="7"/>
          <table:table-cell table:style-name="ce3" table:formula="of:=[.H99]/COUNTA([.H4:.H98])" office:value-type="percentage" office:value="0.8" calcext:value-type="percentage">
            <text:p>80.0%</text:p>
          </table:table-cell>
          <table:table-cell table:formula="of:=IF([.H100]=&quot;No&quot;;[.D100];&quot;&quot;)">
            <text:p/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ail to Categorise</text:p>
          </table:table-cell>
          <table:table-cell table:formula="of:=COUNTIF([.F4:.F98];&quot;uncategorised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[.H102]/COUNTA([.H4:.H98])" office:value-type="percentage" office:value="0.0315789473684211" calcext:value-type="percentage">
            <text:p>3.2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alse Positives</text:p>
          </table:table-cell>
          <table:table-cell table:formula="of:=COUNTIF([.H4:.H98];&quot;No&quot;)-[.H10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[.H104]/COUNTA([.H4:.H98])" office:value-type="percentage" office:value="0.168421052631579" calcext:value-type="percentage">
            <text:p>16.8%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IF([.F108]=&quot;No&quot;;[.B108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Errors by Categor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ta Products and Requirements</text:p>
          </table:table-cell>
          <table:table-cell/>
          <table:table-cell table:formula="of:=COUNTIF([.$I$4:.$I$98];[.G110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errain and Bathymetry</text:p>
          </table:table-cell>
          <table:table-cell/>
          <table:table-cell table:formula="of:=COUNTIF([.$I$4:.$I$98];[.G111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hicle Capabilities and Constraints</text:p>
          </table:table-cell>
          <table:table-cell/>
          <table:table-cell table:formula="of:=COUNTIF([.$I$4:.$I$98];[.G112])-[.I12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hreats and Risk Management</text:p>
          </table:table-cell>
          <table:table-cell/>
          <table:table-cell table:formula="of:=COUNTIF([.$I$4:.$I$98];[.G113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perational Logistics</text:p>
          </table:table-cell>
          <table:table-cell/>
          <table:table-cell table:formula="of:=COUNTIF([.$I$4:.$I$98];[.G11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ission Parameters and Objectives</text:p>
          </table:table-cell>
          <table:table-cell/>
          <table:table-cell table:formula="of:=COUNTIF([.$I$4:.$I$98];[.G11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mmunications and Control</text:p>
          </table:table-cell>
          <table:table-cell/>
          <table:table-cell table:formula="of:=COUNTIF([.$I$4:.$I$98];[.G1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110:.I116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Uncategorised Categori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ehicle Capabilities and Constraints</text:p>
          </table:table-cell>
          <table:table-cell/>
          <table:table-cell table:formula="of:=COUNTIF([.J4:.J96];[.G121])" office:value-type="float" office:value="3" calcext:value-type="float">
            <text:p>3</text:p>
          </table:table-cell>
          <table:table-cell/>
        </table:table-row>
      </table:table>
      <table:table table:name="Taxonomy" table:style-name="ta1"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Terrain and Bathymetry</text:p>
          </table:table-cell>
          <table:table-cell office:value-type="string" calcext:value-type="string">
            <text:p><text:s/>Data describing the seafloor, slopes, gradients, and physical underwater features relevant to vehicle <text:s/>safety, navigation, and mission feasibility.</text:p>
          </table:table-cell>
        </table:table-row>
        <table:table-row table:style-name="ro1">
          <table:table-cell office:value-type="string" calcext:value-type="string">
            <text:p>Environmental and Oceanographic Conditions</text:p>
          </table:table-cell>
          <table:table-cell office:value-type="string" calcext:value-type="string">
            <text:p><text:s/>Physical and dynamic ocean conditions that affect planning, including currents, tides, waves, and <text:s/>transient phenomena.</text:p>
          </table:table-cell>
        </table:table-row>
        <table:table-row table:style-name="ro1">
          <table:table-cell office:value-type="string" calcext:value-type="string">
            <text:p>Vehicle Capabilities and Constraints</text:p>
          </table:table-cell>
          <table:table-cell office:value-type="string" calcext:value-type="string">
            <text:p>Technical limits and operational characteristics of the platform (AUV, UUV, or other vehicles) used in <text:s/>the mission.</text:p>
          </table:table-cell>
        </table:table-row>
        <table:table-row table:style-name="ro1">
          <table:table-cell office:value-type="string" calcext:value-type="string">
            <text:p>Navigation and Positioning</text:p>
          </table:table-cell>
          <table:table-cell office:value-type="string" calcext:value-type="string">
            <text:p>Navigation and geolocation systems, accuracy requirements, and associated data products.</text:p>
          </table:table-cell>
        </table:table-row>
        <table:table-row table:style-name="ro1">
          <table:table-cell office:value-type="string" calcext:value-type="string">
            <text:p>Mission Parameters and Objectives</text:p>
          </table:table-cell>
          <table:table-cell office:value-type="string" calcext:value-type="string">
            <text:p>Goals, scope, and measurable factors defining mission success or planning outcomes.</text:p>
          </table:table-cell>
        </table:table-row>
        <table:table-row table:style-name="ro1">
          <table:table-cell office:value-type="string" calcext:value-type="string">
            <text:p>Threats and Risk Management</text:p>
          </table:table-cell>
          <table:table-cell office:value-type="string" calcext:value-type="string">
            <text:p>Potential risks, both operational and cybersecurity-related, impacting mission execution.</text:p>
          </table:table-cell>
        </table:table-row>
        <table:table-row table:style-name="ro1">
          <table:table-cell office:value-type="string" calcext:value-type="string">
            <text:p>Historical and Contextual Data</text:p>
          </table:table-cell>
          <table:table-cell office:value-type="string" calcext:value-type="string">
            <text:p>Reference information from prior missions or legacy datasets used to inform new operations.</text:p>
          </table:table-cell>
        </table:table-row>
        <table:table-row table:style-name="ro1">
          <table:table-cell office:value-type="string" calcext:value-type="string">
            <text:p>Data Products and Requirements</text:p>
          </table:table-cell>
          <table:table-cell office:value-type="string" calcext:value-type="string">
            <text:p>Required or generated datasets supporting planning and analysis activities.</text:p>
          </table:table-cell>
        </table:table-row>
        <table:table-row table:style-name="ro1">
          <table:table-cell office:value-type="string" calcext:value-type="string">
            <text:p>Communications and Control</text:p>
          </table:table-cell>
          <table:table-cell office:value-type="string" calcext:value-type="string">
            <text:p>Requirements related to command, telemetry, and data transmission during the mission.</text:p>
          </table:table-cell>
        </table:table-row>
        <table:table-row table:style-name="ro1">
          <table:table-cell table:style-name="ce5" office:value-type="string" calcext:value-type="string">
            <text:p>Operational Logistics</text:p>
          </table:table-cell>
          <table:table-cell office:value-type="string" calcext:value-type="string">
            <text:p>Physical deployment, access, and operational coordination for mission execution.</text:p>
          </table:table-cell>
        </table:table-row>
      </table:table>
      <table:named-expressions/>
      <table:database-ranges>
        <table:database-range table:name="__Anonymous_Sheet_DB__0" table:target-range-address="normalised_all_responses.G120:normalised_all_responses.G1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9T15:26:31.751163100</dc:date>
    <meta:editing-duration>PT12M20S</meta:editing-duration>
    <meta:editing-cycles>3</meta:editing-cycles>
    <meta:document-statistic meta:table-count="2" meta:cell-count="696" meta:object-count="0"/>
  </office:meta>
</office:document-meta>
</file>